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Playing Football with Couchbas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14:32:03.390577238</meta:creation-date>
    <dc:date>2015-07-06T14:32:56.893570459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